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0a9"/>
    </style:style>
    <style:style style:name="P2" style:family="paragraph" style:parent-style-name="Standard">
      <style:text-properties officeooo:paragraph-rsid="0017f0a9"/>
    </style:style>
    <style:style style:name="P3" style:family="paragraph" style:parent-style-name="Standard">
      <style:text-properties officeooo:rsid="001b3e13" officeooo:paragraph-rsid="001b3e13"/>
    </style:style>
    <style:style style:name="T1" style:family="text">
      <style:text-properties officeooo:rsid="00194b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APPLICATION</text:p>
      <text:p text:style-name="P1">The simple solution to managing al your activities</text:p>
      <text:p text:style-name="P1"/>
      <text:p text:style-name="P1">Welcome, {username}!</text:p>
      <text:p text:style-name="P1"/>
      <text:p text:style-name="P1">Scopri un modo più veloce ed efficiente per organizzare il tuo lavoro quotidiano.</text:p>
      <text:p text:style-name="P1"/>
      <text:p text:style-name="P1">CARATTERISTICHE</text:p>
      <text:p text:style-name="P1">Facile da usare</text:p>
      <text:p text:style-name="P1">Interfaccia intuitiva progettata per tutti gli utenti.</text:p>
      <text:p text:style-name="P1"/>
      <text:p text:style-name="P1">Safe</text:p>
      <text:p text:style-name="P1">Your data is protected with advanced technologies.</text:p>
      <text:p text:style-name="P1"/>
      <text:p text:style-name="P1">Fast</text:p>
      <text:p text:style-name="P1">Prestazioni ottimizzate per risparmiare tempo.</text:p>
      <text:p text:style-name="P1"/>
      <text:p text:style-name="P1">NOTIFICATIONS</text:p>
      <text:p text:style-name="P1">You have 1 notification</text:p>
      <text:p text:style-name="P1">Hai {count} notifiche</text:p>
      <text:p text:style-name="P1"/>
      <text:p text:style-name="P1">ERRORI</text:p>
      <text:p text:style-name="P1">Errore di rete. Riprova più tardi.</text:p>
      <text:p text:style-name="P1">Elemento non trovato.</text:p>
      <text:p text:style-name="P1">Errore sconosciuto (codice: {code})</text:p>
      <text:p text:style-name="P1"/>
      <text:p text:style-name="P1">INIZIA ORA</text:p>
      <text:p text:style-name="P1">Inizia oggi stesso e migliora la tua produttività!</text:p>
      <text:p text:style-name="P1">[Scarica ora]</text:p>
      <text:p text:style-name="P1"/>
      <text:p text:style-name="P1">CONTATTI</text:p>
      <text:p text:style-name="P1">Email: <text:a xlink:type="simple" xlink:href="mailto:supporto@example.com" text:style-name="Internet_20_link" text:visited-style-name="Visited_20_Internet_20_Link">supporto@example.com</text:a></text:p>
      <text:p text:style-name="P1"/>
      <text:p text:style-name="P3">Test sui salvataggi</text:p>
      <text:p text:style-name="P1"/>
      <text:p text:style-name="P1">© 2026 Applicazione di test. Tutti i diritti riservat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2T15:39:28.142000000</meta:creation-date>
    <dc:date>2026-04-22T16:37:43.658000000</dc:date>
    <meta:editing-duration>PT5M38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5" meta:word-count="100" meta:character-count="687" meta:non-whitespace-character-count="611"/>
  </office:meta>
</office:document-meta>
</file>